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 style:list-style-name="L1">
      <style:paragraph-properties fo:margin-top="0cm" fo:margin-bottom="0cm"/>
    </style:style>
    <style:style style:name="P3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 text:is-list-header="true">Modelo Relacional</text:h>
      <text:p text:style-name="Text_20_body"> </text:p>
      <text:p text:style-name="P1"><office:annotation><dc:date>2009-02-02T00:00:00</dc:date><text:p>&lt;!-- @page { margin: 2cm } 		P { margin-bottom: 0.21cm } 	--&gt;</text:p></office:annotation><text:span text:style-name="Strong_20_Emphasis">Modelo Relacional (MR) </text:span></text:p>
      <text:p text:style-name="P1">- Consiste de uma coleção de relações (tabelas no modelo físico), cada uma com um nome único (por esquema). </text:p>
      <text:p text:style-name="P1">- Cada relação é composta por atributos (campos, no modelo físico). </text:p>
      <text:p text:style-name="P1">- Cada atributo tem seu tipo ou domínio. </text:p>
      <text:p text:style-name="P1">- Temos também as constraints (restrições). Relacionamentos são formados por constraints. No caso chamado de integridade referencial. </text:p>
      <text:p text:style-name="P1">- Uma relação é formada por um conjunto de tuplas (registros no modelo físico). </text:p>
      <text:p text:style-name="P1">- No modelo relacional uma relação tanto representa os dados quanto as relações entre eles. </text:p>
      <text:p text:style-name="P1"/>
      <text:p text:style-name="P1"><text:span text:style-name="Strong_20_Emphasis">NULOS</text:span> - acarretam sérias dificuldades e devem ser evitados. </text:p>
      <text:p text:style-name="P1"/>
      <text:p text:style-name="P1"><text:span text:style-name="Strong_20_Emphasis">Chaves: </text:span></text:p>
      <text:p text:style-name="P1"/>
      <text:p text:style-name="P1">- <text:span text:style-name="Strong_20_Emphasis">primária</text:span> – Uma chave composta por um ou mais campos e que não repete em nenhum registro. Formata internamente pela constraint UNIQUE e a NOT NULL.</text:p>
      <text:list text:style-name="L1">
        <text:list-item>
          <text:p text:style-name="P2"><text:a xlink:type="simple" xlink:href="http://e-reality-database.blogspot.com/2007/12/chave-estrangeira.html">estrangeira</text:a> </text:p>
        </text:list-item>
      </text:list>
      <text:p text:style-name="P1">Uma Chave Estrangeira é uma Chave de Relacionamento ou seja ela tem como propósito representar os Relacionamentos entre Tabelas num BDR.<text:line-break/><text:line-break/>A chave estrangeira de uma tabela pode ser definida como um conjunto de atributos da tabela (um ou mais atributos) com a propriedade de estabelecer relacionamento entre linhas de tabelas.<text:line-break/><text:line-break/>Uma chave estrangeira corresponde sempre a uma chave primária previamente definida em alguma tabela.<text:line-break/><text:line-break/>Em outras palavras um valor de chave estrangeira sempre aponta para um valor de chave primária previamente existente no banco de dados. Essa restrição é denominada de “Restrição de Integridade Referencial”.<text:line-break/><text:line-break/>Uma chave estrangeira pode conter valor nulo.<text:line-break/><text:line-break/>Chave Estrangeira é o mecanismo através do qual o Modelo de Dados Relacional implementa relacionamentos entre tabelas. Não constitui um atributo da entidade. Só aparece no momento do projeto físico. </text:p>
      <text:p text:style-name="P1">- <text:span text:style-name="Strong_20_Emphasis">candidata</text:span> – Chave criada com a adição da constraint UNIQUE em um campo.</text:p>
      <text:p text:style-name="P1">- <text:span text:style-name="Strong_20_Emphasis">super</text:span> – uma chave que contém mais campos que o necessário para garantir que seja PK.</text:p>
      <text:p text:style-name="P1">- <text:span text:style-name="Strong_20_Emphasis">artificial</text:span> – uma chave formada por um campo que nada reperesenta para a tabela, como um ID, registro, codigo, etc.</text:p>
      <text:p text:style-name="P1">- <text:span text:style-name="Strong_20_Emphasis">natural</text:span> – uma chave formada por um ou mais campos que de fato representam todos os registros de uma tabela.</text:p>
      <text:p text:style-name="P1"/>
      <text:p text:style-name="P1">Uma chave é uma propriedade do conjunto de entidades e não de uma entidade específica. </text:p>
      <text:p text:style-name="P1"/>
      <text:p text:style-name="P1"><text:span text:style-name="Strong_20_Emphasis">Um documento com boas informações sobre modelagem e normalização:</text:span></text:p>
      <text:p text:style-name="P1"> </text:p>
      <text:p text:style-name="P1">Modelagem e Administração de Dados em PostgreSQL</text:p>
      <text:p text:style-name="P1">Fundamentos e práticas em bases de dados livres </text:p>
      <text:p text:style-name="P1"><text:soft-page-break/>De Leandro Guimarães Faria Corcete DUTRA (para a Conferência PostgreSQL Brasil) </text:p>
      <text:p text:style-name="P1">Em: <text:a xlink:type="simple" xlink:href="http://leandro.gfc.dutra.googlepages.com/adpg.art.pdf">http://leandro.gfc.dutra.googlepages.com/adpg.art.pdf</text:a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Linux OpenOffice.org_project/680m17$Build-9310</meta:generator>
    <meta:creation-date>2009-02-02T18:27:48</meta:creation-date>
    <dc:date>2009-02-02T18:27:57</dc:date>
    <meta:editing-cycles>1</meta:editing-cycles>
    <meta:editing-duration>PT10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0" meta:object-count="0" meta:page-count="2" meta:paragraph-count="25" meta:word-count="370" meta:character-count="2447"/>
  </office:meta>
</office:document-meta>
</file>